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71e5" officeooo:paragraph-rsid="000771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JAILLET</meta:initial-creator>
    <meta:creation-date>2015-01-03T03:20:14.024201742</meta:creation-date>
    <dc:date>2015-01-03T03:21:25.585588823</dc:date>
    <dc:creator>Simon JAILLET</dc:creator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4.2.7.2$Linux_X86_64 LibreOffice_project/420m0$Build-2</meta:generator>
  </office:meta>
</office:document-meta>
</file>